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GBN -W 10</text:p>
          </table:table-cell>
          <table:table-cell table:number-columns-repeated="12"/>
          <table:table-cell office:value-type="string" calcext:value-type="string">
            <text:p>SR -W 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41" calcext:value-type="float">
            <text:p>41</text:p>
          </table:table-cell>
          <table:table-cell office:value-type="float" office:value="51819.507812" calcext:value-type="float">
            <text:p>51819.507812</text:p>
          </table:table-cell>
          <table:table-cell office:value-type="float" office:value="0.000791" calcext:value-type="float">
            <text:p>0.0007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34" calcext:value-type="float">
            <text:p>15734</text:p>
          </table:table-cell>
          <table:table-cell office:value-type="float" office:value="3156" calcext:value-type="float">
            <text:p>3156</text:p>
          </table:table-cell>
          <table:table-cell office:value-type="float" office:value="317" calcext:value-type="float">
            <text:p>317</text:p>
          </table:table-cell>
          <table:table-cell office:value-type="float" office:value="49322.785156" calcext:value-type="float">
            <text:p>49322.785156</text:p>
          </table:table-cell>
          <table:table-cell office:value-type="float" office:value="0.006427" calcext:value-type="float">
            <text:p>0.0064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37" calcext:value-type="float">
            <text:p>537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50908.226562" calcext:value-type="float">
            <text:p>50908.226562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78" calcext:value-type="float">
            <text:p>1678</text:p>
          </table:table-cell>
          <table:table-cell office:value-type="float" office:value="324" calcext:value-type="float">
            <text:p>324</text:p>
          </table:table-cell>
          <table:table-cell office:value-type="float" office:value="49" calcext:value-type="float">
            <text:p>49</text:p>
          </table:table-cell>
          <table:table-cell office:value-type="float" office:value="51344.019531" calcext:value-type="float">
            <text:p>51344.019531</text:p>
          </table:table-cell>
          <table:table-cell office:value-type="float" office:value="0.000954" calcext:value-type="float">
            <text:p>0.0009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071" calcext:value-type="float">
            <text:p>16071</text:p>
          </table:table-cell>
          <table:table-cell office:value-type="float" office:value="3203" calcext:value-type="float">
            <text:p>3203</text:p>
          </table:table-cell>
          <table:table-cell office:value-type="float" office:value="313" calcext:value-type="float">
            <text:p>313</text:p>
          </table:table-cell>
          <table:table-cell office:value-type="float" office:value="50139.140625" calcext:value-type="float">
            <text:p>50139.140625</text:p>
          </table:table-cell>
          <table:table-cell office:value-type="float" office:value="0.006243" calcext:value-type="float">
            <text:p>0.0062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9247.375" calcext:value-type="float">
            <text:p>49247.375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86" calcext:value-type="float">
            <text:p>1686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float" office:value="51434.65625" calcext:value-type="float">
            <text:p>51434.65625</text:p>
          </table:table-cell>
          <table:table-cell office:value-type="float" office:value="0.000855" calcext:value-type="float">
            <text:p>0.0008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65" calcext:value-type="float">
            <text:p>15765</text:p>
          </table:table-cell>
          <table:table-cell office:value-type="float" office:value="3103" calcext:value-type="float">
            <text:p>3103</text:p>
          </table:table-cell>
          <table:table-cell office:value-type="float" office:value="294" calcext:value-type="float">
            <text:p>294</text:p>
          </table:table-cell>
          <table:table-cell office:value-type="float" office:value="49226.125" calcext:value-type="float">
            <text:p>49226.125</text:p>
          </table:table-cell>
          <table:table-cell office:value-type="float" office:value="0.005972" calcext:value-type="float">
            <text:p>0.0059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906.730469" calcext:value-type="float">
            <text:p>50906.730469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1" calcext:value-type="float">
            <text:p>1651</text:p>
          </table:table-cell>
          <table:table-cell office:value-type="float" office:value="331" calcext:value-type="float">
            <text:p>331</text:p>
          </table:table-cell>
          <table:table-cell office:value-type="float" office:value="46" calcext:value-type="float">
            <text:p>46</text:p>
          </table:table-cell>
          <table:table-cell office:value-type="float" office:value="50168.734375" calcext:value-type="float">
            <text:p>50168.734375</text:p>
          </table:table-cell>
          <table:table-cell office:value-type="float" office:value="0.000917" calcext:value-type="float">
            <text:p>0.000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07" calcext:value-type="float">
            <text:p>15507</text:p>
          </table:table-cell>
          <table:table-cell office:value-type="float" office:value="3206" calcext:value-type="float">
            <text:p>3206</text:p>
          </table:table-cell>
          <table:table-cell office:value-type="float" office:value="358" calcext:value-type="float">
            <text:p>358</text:p>
          </table:table-cell>
          <table:table-cell office:value-type="float" office:value="51106.621094" calcext:value-type="float">
            <text:p>51106.621094</text:p>
          </table:table-cell>
          <table:table-cell office:value-type="float" office:value="0.007005" calcext:value-type="float">
            <text:p>0.0070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1551.230469" calcext:value-type="float">
            <text:p>51551.230469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63" calcext:value-type="float">
            <text:p>1663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50529.246094" calcext:value-type="float">
            <text:p>50529.246094</text:p>
          </table:table-cell>
          <table:table-cell office:value-type="float" office:value="0.001069" calcext:value-type="float">
            <text:p>0.0010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959" calcext:value-type="float">
            <text:p>15959</text:p>
          </table:table-cell>
          <table:table-cell office:value-type="float" office:value="3159" calcext:value-type="float">
            <text:p>3159</text:p>
          </table:table-cell>
          <table:table-cell office:value-type="float" office:value="314" calcext:value-type="float">
            <text:p>314</text:p>
          </table:table-cell>
          <table:table-cell office:value-type="float" office:value="49992.59375" calcext:value-type="float">
            <text:p>49992.59375</text:p>
          </table:table-cell>
          <table:table-cell office:value-type="float" office:value="0.006281" calcext:value-type="float">
            <text:p>0.0062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9514.644531" calcext:value-type="float">
            <text:p>49514.644531</text:p>
          </table:table-cell>
          <table:table-cell office:value-type="float" office:value="0.000242" calcext:value-type="float">
            <text:p>0.0002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50249.804688" calcext:value-type="float">
            <text:p>50249.804688</text:p>
          </table:table-cell>
          <table:table-cell office:value-type="float" office:value="0.000935" calcext:value-type="float">
            <text:p>0.0009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372" calcext:value-type="float">
            <text:p>14372</text:p>
          </table:table-cell>
          <table:table-cell office:value-type="float" office:value="2956" calcext:value-type="float">
            <text:p>2956</text:p>
          </table:table-cell>
          <table:table-cell office:value-type="float" office:value="284" calcext:value-type="float">
            <text:p>284</text:p>
          </table:table-cell>
          <table:table-cell office:value-type="float" office:value="49946.804688" calcext:value-type="float">
            <text:p>49946.804688</text:p>
          </table:table-cell>
          <table:table-cell office:value-type="float" office:value="0.005686" calcext:value-type="float">
            <text:p>0.0056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9788.238281" calcext:value-type="float">
            <text:p>49788.238281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float" office:value="49821.964844" calcext:value-type="float">
            <text:p>49821.964844</text:p>
          </table:table-cell>
          <table:table-cell office:value-type="float" office:value="0.000803" calcext:value-type="float">
            <text:p>0.0008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153" calcext:value-type="float">
            <text:p>16153</text:p>
          </table:table-cell>
          <table:table-cell office:value-type="float" office:value="3129" calcext:value-type="float">
            <text:p>3129</text:p>
          </table:table-cell>
          <table:table-cell office:value-type="float" office:value="287" calcext:value-type="float">
            <text:p>287</text:p>
          </table:table-cell>
          <table:table-cell office:value-type="float" office:value="50177.519531" calcext:value-type="float">
            <text:p>50177.519531</text:p>
          </table:table-cell>
          <table:table-cell office:value-type="float" office:value="0.00572" calcext:value-type="float">
            <text:p>0.0057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9" calcext:value-type="float">
            <text:p>28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8376.757812" calcext:value-type="float">
            <text:p>48376.757812</text:p>
          </table:table-cell>
          <table:table-cell office:value-type="float" office:value="0.000227" calcext:value-type="float">
            <text:p>0.0002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53" calcext:value-type="float">
            <text:p>1653</text:p>
          </table:table-cell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50356.695312" calcext:value-type="float">
            <text:p>50356.695312</text:p>
          </table:table-cell>
          <table:table-cell office:value-type="float" office:value="0.000973" calcext:value-type="float">
            <text:p>0.0009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491" calcext:value-type="float">
            <text:p>16491</text:p>
          </table:table-cell>
          <table:table-cell office:value-type="float" office:value="3366" calcext:value-type="float">
            <text:p>3366</text:p>
          </table:table-cell>
          <table:table-cell office:value-type="float" office:value="327" calcext:value-type="float">
            <text:p>327</text:p>
          </table:table-cell>
          <table:table-cell office:value-type="float" office:value="51694.746094" calcext:value-type="float">
            <text:p>51694.746094</text:p>
          </table:table-cell>
          <table:table-cell office:value-type="float" office:value="0.006326" calcext:value-type="float">
            <text:p>0.0063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0201.027344" calcext:value-type="float">
            <text:p>50201.027344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22" calcext:value-type="float">
            <text:p>1622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  <table:table-cell office:value-type="float" office:value="49014.289062" calcext:value-type="float">
            <text:p>49014.289062</text:p>
          </table:table-cell>
          <table:table-cell office:value-type="float" office:value="0.000836" calcext:value-type="float">
            <text:p>0.0008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51" calcext:value-type="float">
            <text:p>15751</text:p>
          </table:table-cell>
          <table:table-cell office:value-type="float" office:value="3200" calcext:value-type="float">
            <text:p>3200</text:p>
          </table:table-cell>
          <table:table-cell office:value-type="float" office:value="288" calcext:value-type="float">
            <text:p>288</text:p>
          </table:table-cell>
          <table:table-cell office:value-type="float" office:value="49407.664062" calcext:value-type="float">
            <text:p>49407.664062</text:p>
          </table:table-cell>
          <table:table-cell office:value-type="float" office:value="0.005829" calcext:value-type="float">
            <text:p>0.0058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7927.734375" calcext:value-type="float">
            <text:p>47927.734375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10" calcext:value-type="float">
            <text:p>1610</text:p>
          </table:table-cell>
          <table:table-cell office:value-type="float" office:value="337" calcext:value-type="float">
            <text:p>337</text:p>
          </table:table-cell>
          <table:table-cell office:value-type="float" office:value="48" calcext:value-type="float">
            <text:p>48</text:p>
          </table:table-cell>
          <table:table-cell office:value-type="float" office:value="48873.246094" calcext:value-type="float">
            <text:p>48873.246094</text:p>
          </table:table-cell>
          <table:table-cell office:value-type="float" office:value="0.000982" calcext:value-type="float">
            <text:p>0.0009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60" calcext:value-type="float">
            <text:p>15660</text:p>
          </table:table-cell>
          <table:table-cell office:value-type="float" office:value="3153" calcext:value-type="float">
            <text:p>3153</text:p>
          </table:table-cell>
          <table:table-cell office:value-type="float" office:value="305" calcext:value-type="float">
            <text:p>305</text:p>
          </table:table-cell>
          <table:table-cell office:value-type="float" office:value="49251.554688" calcext:value-type="float">
            <text:p>49251.554688</text:p>
          </table:table-cell>
          <table:table-cell office:value-type="float" office:value="0.006193" calcext:value-type="float">
            <text:p>0.0061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37" calcext:value-type="float">
            <text:p>43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0000.417969" calcext:value-type="float">
            <text:p>50000.41796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7582" calcext:value-type="float">
            <text:p>77582</text:p>
          </table:table-cell>
          <table:table-cell office:value-type="float" office:value="8919" calcext:value-type="float">
            <text:p>8919</text:p>
          </table:table-cell>
          <table:table-cell office:value-type="float" office:value="162" calcext:value-type="float">
            <text:p>162</text:p>
          </table:table-cell>
          <table:table-cell office:value-type="float" office:value="50126.023438" calcext:value-type="float">
            <text:p>50126.023438</text:p>
          </table:table-cell>
          <table:table-cell office:value-type="float" office:value="0.003232" calcext:value-type="float">
            <text:p>0.003232</text:p>
          </table:table-cell>
          <table:table-cell/>
          <table:table-cell office:value-type="string" calcext:value-type="string">
            <text:p>SR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13" calcext:value-type="float">
            <text:p>3113</text:p>
          </table:table-cell>
          <table:table-cell office:value-type="float" office:value="645" calcext:value-type="float">
            <text:p>645</text:p>
          </table:table-cell>
          <table:table-cell office:value-type="float" office:value="53" calcext:value-type="float">
            <text:p>53</text:p>
          </table:table-cell>
          <table:table-cell office:value-type="float" office:value="49796.140625" calcext:value-type="float">
            <text:p>49796.140625</text:p>
          </table:table-cell>
          <table:table-cell office:value-type="float" office:value="0.001064" calcext:value-type="float">
            <text:p>0.001064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562" calcext:value-type="float">
            <text:p>76562</text:p>
          </table:table-cell>
          <table:table-cell office:value-type="float" office:value="8758" calcext:value-type="float">
            <text:p>8758</text:p>
          </table:table-cell>
          <table:table-cell office:value-type="float" office:value="155" calcext:value-type="float">
            <text:p>155</text:p>
          </table:table-cell>
          <table:table-cell office:value-type="float" office:value="49072.339844" calcext:value-type="float">
            <text:p>49072.339844</text:p>
          </table:table-cell>
          <table:table-cell office:value-type="float" office:value="0.003159" calcext:value-type="float">
            <text:p>0.0031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46" calcext:value-type="float">
            <text:p>2546</text:p>
          </table:table-cell>
          <table:table-cell office:value-type="float" office:value="556" calcext:value-type="float">
            <text:p>556</text:p>
          </table:table-cell>
          <table:table-cell office:value-type="float" office:value="59" calcext:value-type="float">
            <text:p>59</text:p>
          </table:table-cell>
          <table:table-cell office:value-type="float" office:value="50320.433594" calcext:value-type="float">
            <text:p>50320.433594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671" calcext:value-type="float">
            <text:p>76671</text:p>
          </table:table-cell>
          <table:table-cell office:value-type="float" office:value="8843" calcext:value-type="float">
            <text:p>8843</text:p>
          </table:table-cell>
          <table:table-cell office:value-type="float" office:value="148" calcext:value-type="float">
            <text:p>148</text:p>
          </table:table-cell>
          <table:table-cell office:value-type="float" office:value="49357.28125" calcext:value-type="float">
            <text:p>49357.28125</text:p>
          </table:table-cell>
          <table:table-cell office:value-type="float" office:value="0.002999" calcext:value-type="float">
            <text:p>0.002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85" calcext:value-type="float">
            <text:p>2385</text:p>
          </table:table-cell>
          <table:table-cell office:value-type="float" office:value="514" calcext:value-type="float">
            <text:p>514</text:p>
          </table:table-cell>
          <table:table-cell office:value-type="float" office:value="58" calcext:value-type="float">
            <text:p>58</text:p>
          </table:table-cell>
          <table:table-cell office:value-type="float" office:value="49103.132812" calcext:value-type="float">
            <text:p>49103.132812</text:p>
          </table:table-cell>
          <table:table-cell office:value-type="float" office:value="0.001181" calcext:value-type="float">
            <text:p>0.001181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179" calcext:value-type="float">
            <text:p>76179</text:p>
          </table:table-cell>
          <table:table-cell office:value-type="float" office:value="8711" calcext:value-type="float">
            <text:p>8711</text:p>
          </table:table-cell>
          <table:table-cell office:value-type="float" office:value="134" calcext:value-type="float">
            <text:p>134</text:p>
          </table:table-cell>
          <table:table-cell office:value-type="float" office:value="48806.222656" calcext:value-type="float">
            <text:p>48806.222656</text:p>
          </table:table-cell>
          <table:table-cell office:value-type="float" office:value="0.002746" calcext:value-type="float">
            <text:p>0.0027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15" calcext:value-type="float">
            <text:p>2915</text:p>
          </table:table-cell>
          <table:table-cell office:value-type="float" office:value="625" calcext:value-type="float">
            <text:p>625</text:p>
          </table:table-cell>
          <table:table-cell office:value-type="float" office:value="71" calcext:value-type="float">
            <text:p>71</text:p>
          </table:table-cell>
          <table:table-cell office:value-type="float" office:value="49257.484375" calcext:value-type="float">
            <text:p>49257.484375</text:p>
          </table:table-cell>
          <table:table-cell office:value-type="float" office:value="0.001441" calcext:value-type="float">
            <text:p>0.001441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318" calcext:value-type="float">
            <text:p>75318</text:p>
          </table:table-cell>
          <table:table-cell office:value-type="float" office:value="8692" calcext:value-type="float">
            <text:p>8692</text:p>
          </table:table-cell>
          <table:table-cell office:value-type="float" office:value="157" calcext:value-type="float">
            <text:p>157</text:p>
          </table:table-cell>
          <table:table-cell office:value-type="float" office:value="49204.90625" calcext:value-type="float">
            <text:p>49204.90625</text:p>
          </table:table-cell>
          <table:table-cell office:value-type="float" office:value="0.003191" calcext:value-type="float">
            <text:p>0.0031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80" calcext:value-type="float">
            <text:p>1980</text:p>
          </table:table-cell>
          <table:table-cell office:value-type="float" office:value="419" calcext:value-type="float">
            <text:p>419</text:p>
          </table:table-cell>
          <table:table-cell office:value-type="float" office:value="52" calcext:value-type="float">
            <text:p>52</text:p>
          </table:table-cell>
          <table:table-cell office:value-type="float" office:value="49544.863281" calcext:value-type="float">
            <text:p>49544.863281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884" calcext:value-type="float">
            <text:p>75884</text:p>
          </table:table-cell>
          <table:table-cell office:value-type="float" office:value="8965" calcext:value-type="float">
            <text:p>8965</text:p>
          </table:table-cell>
          <table:table-cell office:value-type="float" office:value="165" calcext:value-type="float">
            <text:p>165</text:p>
          </table:table-cell>
          <table:table-cell office:value-type="float" office:value="50325.816406" calcext:value-type="float">
            <text:p>50325.816406</text:p>
          </table:table-cell>
          <table:table-cell office:value-type="float" office:value="0.003279" calcext:value-type="float">
            <text:p>0.0032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42" calcext:value-type="float">
            <text:p>2942</text:p>
          </table:table-cell>
          <table:table-cell office:value-type="float" office:value="631" calcext:value-type="float">
            <text:p>631</text:p>
          </table:table-cell>
          <table:table-cell office:value-type="float" office:value="68" calcext:value-type="float">
            <text:p>68</text:p>
          </table:table-cell>
          <table:table-cell office:value-type="float" office:value="51853.953125" calcext:value-type="float">
            <text:p>51853.953125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707" calcext:value-type="float">
            <text:p>76707</text:p>
          </table:table-cell>
          <table:table-cell office:value-type="float" office:value="8870" calcext:value-type="float">
            <text:p>8870</text:p>
          </table:table-cell>
          <table:table-cell office:value-type="float" office:value="165" calcext:value-type="float">
            <text:p>165</text:p>
          </table:table-cell>
          <table:table-cell office:value-type="float" office:value="49789.898438" calcext:value-type="float">
            <text:p>49789.898438</text:p>
          </table:table-cell>
          <table:table-cell office:value-type="float" office:value="0.003314" calcext:value-type="float">
            <text:p>0.0033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44" calcext:value-type="float">
            <text:p>2444</text:p>
          </table:table-cell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float" office:value="51138.234375" calcext:value-type="float">
            <text:p>51138.234375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925" calcext:value-type="float">
            <text:p>76925</text:p>
          </table:table-cell>
          <table:table-cell office:value-type="float" office:value="8816" calcext:value-type="float">
            <text:p>8816</text:p>
          </table:table-cell>
          <table:table-cell office:value-type="float" office:value="138" calcext:value-type="float">
            <text:p>138</text:p>
          </table:table-cell>
          <table:table-cell office:value-type="float" office:value="49732.921875" calcext:value-type="float">
            <text:p>49732.921875</text:p>
          </table:table-cell>
          <table:table-cell office:value-type="float" office:value="0.002775" calcext:value-type="float">
            <text:p>0.0027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262" calcext:value-type="float">
            <text:p>2262</text:p>
          </table:table-cell>
          <table:table-cell office:value-type="float" office:value="453" calcext:value-type="float">
            <text:p>453</text:p>
          </table:table-cell>
          <table:table-cell office:value-type="float" office:value="63" calcext:value-type="float">
            <text:p>63</text:p>
          </table:table-cell>
          <table:table-cell office:value-type="float" office:value="51653.433594" calcext:value-type="float">
            <text:p>51653.433594</text:p>
          </table:table-cell>
          <table:table-cell office:value-type="float" office:value="0.00122" calcext:value-type="float">
            <text:p>0.00122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748" calcext:value-type="float">
            <text:p>75748</text:p>
          </table:table-cell>
          <table:table-cell office:value-type="float" office:value="8736" calcext:value-type="float">
            <text:p>8736</text:p>
          </table:table-cell>
          <table:table-cell office:value-type="float" office:value="171" calcext:value-type="float">
            <text:p>171</text:p>
          </table:table-cell>
          <table:table-cell office:value-type="float" office:value="49467.644531" calcext:value-type="float">
            <text:p>49467.644531</text:p>
          </table:table-cell>
          <table:table-cell office:value-type="float" office:value="0.003457" calcext:value-type="float">
            <text:p>0.0034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48" calcext:value-type="float">
            <text:p>2448</text:p>
          </table:table-cell>
          <table:table-cell office:value-type="float" office:value="465" calcext:value-type="float">
            <text:p>465</text:p>
          </table:table-cell>
          <table:table-cell office:value-type="float" office:value="52" calcext:value-type="float">
            <text:p>52</text:p>
          </table:table-cell>
          <table:table-cell office:value-type="float" office:value="50483.0625" calcext:value-type="float">
            <text:p>50483.0625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523" calcext:value-type="float">
            <text:p>76523</text:p>
          </table:table-cell>
          <table:table-cell office:value-type="float" office:value="8710" calcext:value-type="float">
            <text:p>8710</text:p>
          </table:table-cell>
          <table:table-cell office:value-type="float" office:value="149" calcext:value-type="float">
            <text:p>149</text:p>
          </table:table-cell>
          <table:table-cell office:value-type="float" office:value="49179.242188" calcext:value-type="float">
            <text:p>49179.242188</text:p>
          </table:table-cell>
          <table:table-cell office:value-type="float" office:value="0.00303" calcext:value-type="float">
            <text:p>0.003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50109.707031" calcext:value-type="float">
            <text:p>50109.707031</text:p>
          </table:table-cell>
          <table:table-cell office:value-type="float" office:value="0.001018" calcext:value-type="float">
            <text:p>0.001018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4523" calcext:value-type="float">
            <text:p>154523</text:p>
          </table:table-cell>
          <table:table-cell office:value-type="float" office:value="9149" calcext:value-type="float">
            <text:p>9149</text:p>
          </table:table-cell>
          <table:table-cell office:value-type="float" office:value="130" calcext:value-type="float">
            <text:p>130</text:p>
          </table:table-cell>
          <table:table-cell office:value-type="float" office:value="51302.503906" calcext:value-type="float">
            <text:p>51302.503906</text:p>
          </table:table-cell>
          <table:table-cell office:value-type="float" office:value="0.002534" calcext:value-type="float">
            <text:p>0.002534</text:p>
          </table:table-cell>
          <table:table-cell/>
          <table:table-cell office:value-type="string" calcext:value-type="string">
            <text:p>SR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722" calcext:value-type="float">
            <text:p>6722</text:p>
          </table:table-cell>
          <table:table-cell office:value-type="float" office:value="1378" calcext:value-type="float">
            <text:p>1378</text:p>
          </table:table-cell>
          <table:table-cell office:value-type="float" office:value="122" calcext:value-type="float">
            <text:p>122</text:p>
          </table:table-cell>
          <table:table-cell office:value-type="float" office:value="51214.6875" calcext:value-type="float">
            <text:p>51214.6875</text:p>
          </table:table-cell>
          <table:table-cell office:value-type="float" office:value="0.002382" calcext:value-type="float">
            <text:p>0.002382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6198" calcext:value-type="float">
            <text:p>156198</text:p>
          </table:table-cell>
          <table:table-cell office:value-type="float" office:value="9115" calcext:value-type="float">
            <text:p>9115</text:p>
          </table:table-cell>
          <table:table-cell office:value-type="float" office:value="94" calcext:value-type="float">
            <text:p>94</text:p>
          </table:table-cell>
          <table:table-cell office:value-type="float" office:value="51027.628906" calcext:value-type="float">
            <text:p>51027.628906</text:p>
          </table:table-cell>
          <table:table-cell office:value-type="float" office:value="0.001842" calcext:value-type="float">
            <text:p>0.001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104" calcext:value-type="float">
            <text:p>14104</text:p>
          </table:table-cell>
          <table:table-cell office:value-type="float" office:value="2831" calcext:value-type="float">
            <text:p>2831</text:p>
          </table:table-cell>
          <table:table-cell office:value-type="float" office:value="202" calcext:value-type="float">
            <text:p>202</text:p>
          </table:table-cell>
          <table:table-cell office:value-type="float" office:value="49844.871094" calcext:value-type="float">
            <text:p>49844.871094</text:p>
          </table:table-cell>
          <table:table-cell office:value-type="float" office:value="0.004053" calcext:value-type="float">
            <text:p>0.004053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2606" calcext:value-type="float">
            <text:p>152606</text:p>
          </table:table-cell>
          <table:table-cell office:value-type="float" office:value="8962" calcext:value-type="float">
            <text:p>8962</text:p>
          </table:table-cell>
          <table:table-cell office:value-type="float" office:value="91" calcext:value-type="float">
            <text:p>91</text:p>
          </table:table-cell>
          <table:table-cell office:value-type="float" office:value="50007.839844" calcext:value-type="float">
            <text:p>50007.839844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721" calcext:value-type="float">
            <text:p>9721</text:p>
          </table:table-cell>
          <table:table-cell office:value-type="float" office:value="1919" calcext:value-type="float">
            <text:p>1919</text:p>
          </table:table-cell>
          <table:table-cell office:value-type="float" office:value="211" calcext:value-type="float">
            <text:p>211</text:p>
          </table:table-cell>
          <table:table-cell office:value-type="float" office:value="51468.128906" calcext:value-type="float">
            <text:p>51468.128906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213" calcext:value-type="float">
            <text:p>150213</text:p>
          </table:table-cell>
          <table:table-cell office:value-type="float" office:value="8727" calcext:value-type="float">
            <text:p>8727</text:p>
          </table:table-cell>
          <table:table-cell office:value-type="float" office:value="89" calcext:value-type="float">
            <text:p>89</text:p>
          </table:table-cell>
          <table:table-cell office:value-type="float" office:value="49005.417969" calcext:value-type="float">
            <text:p>49005.417969</text:p>
          </table:table-cell>
          <table:table-cell office:value-type="float" office:value="0.001816" calcext:value-type="float">
            <text:p>0.0018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500" calcext:value-type="float">
            <text:p>7500</text:p>
          </table:table-cell>
          <table:table-cell office:value-type="float" office:value="1566" calcext:value-type="float">
            <text:p>1566</text:p>
          </table:table-cell>
          <table:table-cell office:value-type="float" office:value="226" calcext:value-type="float">
            <text:p>226</text:p>
          </table:table-cell>
          <table:table-cell office:value-type="float" office:value="49273.785156" calcext:value-type="float">
            <text:p>49273.785156</text:p>
          </table:table-cell>
          <table:table-cell office:value-type="float" office:value="0.004587" calcext:value-type="float">
            <text:p>0.004587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2374" calcext:value-type="float">
            <text:p>152374</text:p>
          </table:table-cell>
          <table:table-cell office:value-type="float" office:value="8999" calcext:value-type="float">
            <text:p>8999</text:p>
          </table:table-cell>
          <table:table-cell office:value-type="float" office:value="118" calcext:value-type="float">
            <text:p>118</text:p>
          </table:table-cell>
          <table:table-cell office:value-type="float" office:value="50965.660156" calcext:value-type="float">
            <text:p>50965.660156</text:p>
          </table:table-cell>
          <table:table-cell office:value-type="float" office:value="0.002315" calcext:value-type="float">
            <text:p>0.0023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446" calcext:value-type="float">
            <text:p>14446</text:p>
          </table:table-cell>
          <table:table-cell office:value-type="float" office:value="2841" calcext:value-type="float">
            <text:p>2841</text:p>
          </table:table-cell>
          <table:table-cell office:value-type="float" office:value="198" calcext:value-type="float">
            <text:p>198</text:p>
          </table:table-cell>
          <table:table-cell office:value-type="float" office:value="49064.886719" calcext:value-type="float">
            <text:p>49064.886719</text:p>
          </table:table-cell>
          <table:table-cell office:value-type="float" office:value="0.004035" calcext:value-type="float">
            <text:p>0.004035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467" calcext:value-type="float">
            <text:p>149467</text:p>
          </table:table-cell>
          <table:table-cell office:value-type="float" office:value="8928" calcext:value-type="float">
            <text:p>8928</text:p>
          </table:table-cell>
          <table:table-cell office:value-type="float" office:value="101" calcext:value-type="float">
            <text:p>101</text:p>
          </table:table-cell>
          <table:table-cell office:value-type="float" office:value="50033.398438" calcext:value-type="float">
            <text:p>50033.398438</text:p>
          </table:table-cell>
          <table:table-cell office:value-type="float" office:value="0.002019" calcext:value-type="float">
            <text:p>0.0020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260" calcext:value-type="float">
            <text:p>8260</text:p>
          </table:table-cell>
          <table:table-cell office:value-type="float" office:value="1680" calcext:value-type="float">
            <text:p>1680</text:p>
          </table:table-cell>
          <table:table-cell office:value-type="float" office:value="207" calcext:value-type="float">
            <text:p>207</text:p>
          </table:table-cell>
          <table:table-cell office:value-type="float" office:value="50400.402344" calcext:value-type="float">
            <text:p>50400.402344</text:p>
          </table:table-cell>
          <table:table-cell office:value-type="float" office:value="0.004107" calcext:value-type="float">
            <text:p>0.004107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2430" calcext:value-type="float">
            <text:p>152430</text:p>
          </table:table-cell>
          <table:table-cell office:value-type="float" office:value="8955" calcext:value-type="float">
            <text:p>8955</text:p>
          </table:table-cell>
          <table:table-cell office:value-type="float" office:value="112" calcext:value-type="float">
            <text:p>112</text:p>
          </table:table-cell>
          <table:table-cell office:value-type="float" office:value="50266.804688" calcext:value-type="float">
            <text:p>50266.804688</text:p>
          </table:table-cell>
          <table:table-cell office:value-type="float" office:value="0.002228" calcext:value-type="float">
            <text:p>0.0022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783" calcext:value-type="float">
            <text:p>7783</text:p>
          </table:table-cell>
          <table:table-cell office:value-type="float" office:value="1517" calcext:value-type="float">
            <text:p>1517</text:p>
          </table:table-cell>
          <table:table-cell office:value-type="float" office:value="144" calcext:value-type="float">
            <text:p>144</text:p>
          </table:table-cell>
          <table:table-cell office:value-type="float" office:value="49674.765625" calcext:value-type="float">
            <text:p>49674.765625</text:p>
          </table:table-cell>
          <table:table-cell office:value-type="float" office:value="0.002899" calcext:value-type="float">
            <text:p>0.002899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1810" calcext:value-type="float">
            <text:p>151810</text:p>
          </table:table-cell>
          <table:table-cell office:value-type="float" office:value="8854" calcext:value-type="float">
            <text:p>8854</text:p>
          </table:table-cell>
          <table:table-cell office:value-type="float" office:value="87" calcext:value-type="float">
            <text:p>87</text:p>
          </table:table-cell>
          <table:table-cell office:value-type="float" office:value="49876.320312" calcext:value-type="float">
            <text:p>49876.320312</text:p>
          </table:table-cell>
          <table:table-cell office:value-type="float" office:value="0.001744" calcext:value-type="float">
            <text:p>0.0017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556" calcext:value-type="float">
            <text:p>10556</text:p>
          </table:table-cell>
          <table:table-cell office:value-type="float" office:value="2132" calcext:value-type="float">
            <text:p>2132</text:p>
          </table:table-cell>
          <table:table-cell office:value-type="float" office:value="209" calcext:value-type="float">
            <text:p>209</text:p>
          </table:table-cell>
          <table:table-cell office:value-type="float" office:value="50708.386719" calcext:value-type="float">
            <text:p>50708.386719</text:p>
          </table:table-cell>
          <table:table-cell office:value-type="float" office:value="0.004122" calcext:value-type="float">
            <text:p>0.004122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3689" calcext:value-type="float">
            <text:p>153689</text:p>
          </table:table-cell>
          <table:table-cell office:value-type="float" office:value="8968" calcext:value-type="float">
            <text:p>8968</text:p>
          </table:table-cell>
          <table:table-cell office:value-type="float" office:value="110" calcext:value-type="float">
            <text:p>110</text:p>
          </table:table-cell>
          <table:table-cell office:value-type="float" office:value="50718.726562" calcext:value-type="float">
            <text:p>50718.726562</text:p>
          </table:table-cell>
          <table:table-cell office:value-type="float" office:value="0.002169" calcext:value-type="float">
            <text:p>0.00216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776" calcext:value-type="float">
            <text:p>4776</text:p>
          </table:table-cell>
          <table:table-cell office:value-type="float" office:value="924" calcext:value-type="float">
            <text:p>924</text:p>
          </table:table-cell>
          <table:table-cell office:value-type="float" office:value="102" calcext:value-type="float">
            <text:p>102</text:p>
          </table:table-cell>
          <table:table-cell office:value-type="float" office:value="49425.222656" calcext:value-type="float">
            <text:p>49425.222656</text:p>
          </table:table-cell>
          <table:table-cell office:value-type="float" office:value="0.002064" calcext:value-type="float">
            <text:p>0.002064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7430" calcext:value-type="float">
            <text:p>157430</text:p>
          </table:table-cell>
          <table:table-cell office:value-type="float" office:value="9140" calcext:value-type="float">
            <text:p>9140</text:p>
          </table:table-cell>
          <table:table-cell office:value-type="float" office:value="84" calcext:value-type="float">
            <text:p>84</text:p>
          </table:table-cell>
          <table:table-cell office:value-type="float" office:value="51319.597656" calcext:value-type="float">
            <text:p>51319.597656</text:p>
          </table:table-cell>
          <table:table-cell office:value-type="float" office:value="0.001637" calcext:value-type="float">
            <text:p>0.0016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982" calcext:value-type="float">
            <text:p>6982</text:p>
          </table:table-cell>
          <table:table-cell office:value-type="float" office:value="1418" calcext:value-type="float">
            <text:p>1418</text:p>
          </table:table-cell>
          <table:table-cell office:value-type="float" office:value="101" calcext:value-type="float">
            <text:p>101</text:p>
          </table:table-cell>
          <table:table-cell office:value-type="float" office:value="50496.945312" calcext:value-type="float">
            <text:p>50496.9453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6115" calcext:value-type="float">
            <text:p>276115</text:p>
          </table:table-cell>
          <table:table-cell office:value-type="float" office:value="8728" calcext:value-type="float">
            <text:p>8728</text:p>
          </table:table-cell>
          <table:table-cell office:value-type="float" office:value="100" calcext:value-type="float">
            <text:p>100</text:p>
          </table:table-cell>
          <table:table-cell office:value-type="float" office:value="48948.664062" calcext:value-type="float">
            <text:p>48948.664062</text:p>
          </table:table-cell>
          <table:table-cell office:value-type="float" office:value="0.002043" calcext:value-type="float">
            <text:p>0.002043</text:p>
          </table:table-cell>
          <table:table-cell/>
          <table:table-cell office:value-type="string" calcext:value-type="string">
            <text:p>SR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1220" calcext:value-type="float">
            <text:p>111220</text:p>
          </table:table-cell>
          <table:table-cell office:value-type="float" office:value="8718" calcext:value-type="float">
            <text:p>8718</text:p>
          </table:table-cell>
          <table:table-cell office:value-type="float" office:value="641" calcext:value-type="float">
            <text:p>641</text:p>
          </table:table-cell>
          <table:table-cell office:value-type="float" office:value="50603.082031" calcext:value-type="float">
            <text:p>50603.082031</text:p>
          </table:table-cell>
          <table:table-cell office:value-type="float" office:value="0.012667" calcext:value-type="float">
            <text:p>0.012667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0191" calcext:value-type="float">
            <text:p>280191</text:p>
          </table:table-cell>
          <table:table-cell office:value-type="float" office:value="8628" calcext:value-type="float">
            <text:p>8628</text:p>
          </table:table-cell>
          <table:table-cell office:value-type="float" office:value="72" calcext:value-type="float">
            <text:p>72</text:p>
          </table:table-cell>
          <table:table-cell office:value-type="float" office:value="48408.265625" calcext:value-type="float">
            <text:p>48408.265625</text:p>
          </table:table-cell>
          <table:table-cell office:value-type="float" office:value="0.001487" calcext:value-type="float">
            <text:p>0.0014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7004" calcext:value-type="float">
            <text:p>37004</text:p>
          </table:table-cell>
          <table:table-cell office:value-type="float" office:value="7482" calcext:value-type="float">
            <text:p>7482</text:p>
          </table:table-cell>
          <table:table-cell office:value-type="float" office:value="356" calcext:value-type="float">
            <text:p>356</text:p>
          </table:table-cell>
          <table:table-cell office:value-type="float" office:value="49923.285156" calcext:value-type="float">
            <text:p>49923.285156</text:p>
          </table:table-cell>
          <table:table-cell office:value-type="float" office:value="0.007131" calcext:value-type="float">
            <text:p>0.00713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3592" calcext:value-type="float">
            <text:p>283592</text:p>
          </table:table-cell>
          <table:table-cell office:value-type="float" office:value="8869" calcext:value-type="float">
            <text:p>8869</text:p>
          </table:table-cell>
          <table:table-cell office:value-type="float" office:value="74" calcext:value-type="float">
            <text:p>74</text:p>
          </table:table-cell>
          <table:table-cell office:value-type="float" office:value="49444.542969" calcext:value-type="float">
            <text:p>49444.542969</text:p>
          </table:table-cell>
          <table:table-cell office:value-type="float" office:value="0.001497" calcext:value-type="float">
            <text:p>0.0014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2980" calcext:value-type="float">
            <text:p>112980</text:p>
          </table:table-cell>
          <table:table-cell office:value-type="float" office:value="8221" calcext:value-type="float">
            <text:p>8221</text:p>
          </table:table-cell>
          <table:table-cell office:value-type="float" office:value="525" calcext:value-type="float">
            <text:p>525</text:p>
          </table:table-cell>
          <table:table-cell office:value-type="float" office:value="48615.460938" calcext:value-type="float">
            <text:p>48615.460938</text:p>
          </table:table-cell>
          <table:table-cell office:value-type="float" office:value="0.010799" calcext:value-type="float">
            <text:p>0.010799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2162" calcext:value-type="float">
            <text:p>282162</text:p>
          </table:table-cell>
          <table:table-cell office:value-type="float" office:value="8732" calcext:value-type="float">
            <text:p>8732</text:p>
          </table:table-cell>
          <table:table-cell office:value-type="float" office:value="82" calcext:value-type="float">
            <text:p>82</text:p>
          </table:table-cell>
          <table:table-cell office:value-type="float" office:value="48980.511719" calcext:value-type="float">
            <text:p>48980.511719</text:p>
          </table:table-cell>
          <table:table-cell office:value-type="float" office:value="0.001674" calcext:value-type="float">
            <text:p>0.0016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8470" calcext:value-type="float">
            <text:p>108470</text:p>
          </table:table-cell>
          <table:table-cell office:value-type="float" office:value="8375" calcext:value-type="float">
            <text:p>8375</text:p>
          </table:table-cell>
          <table:table-cell office:value-type="float" office:value="509" calcext:value-type="float">
            <text:p>509</text:p>
          </table:table-cell>
          <table:table-cell office:value-type="float" office:value="50449.953125" calcext:value-type="float">
            <text:p>50449.953125</text:p>
          </table:table-cell>
          <table:table-cell office:value-type="float" office:value="0.010089" calcext:value-type="float">
            <text:p>0.010089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8334" calcext:value-type="float">
            <text:p>288334</text:p>
          </table:table-cell>
          <table:table-cell office:value-type="float" office:value="9136" calcext:value-type="float">
            <text:p>9136</text:p>
          </table:table-cell>
          <table:table-cell office:value-type="float" office:value="99" calcext:value-type="float">
            <text:p>99</text:p>
          </table:table-cell>
          <table:table-cell office:value-type="float" office:value="51726.929688" calcext:value-type="float">
            <text:p>51726.929688</text:p>
          </table:table-cell>
          <table:table-cell office:value-type="float" office:value="0.001914" calcext:value-type="float">
            <text:p>0.0019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9095" calcext:value-type="float">
            <text:p>129095</text:p>
          </table:table-cell>
          <table:table-cell office:value-type="float" office:value="8711" calcext:value-type="float">
            <text:p>8711</text:p>
          </table:table-cell>
          <table:table-cell office:value-type="float" office:value="409" calcext:value-type="float">
            <text:p>409</text:p>
          </table:table-cell>
          <table:table-cell office:value-type="float" office:value="49677.335938" calcext:value-type="float">
            <text:p>49677.335938</text:p>
          </table:table-cell>
          <table:table-cell office:value-type="float" office:value="0.008233" calcext:value-type="float">
            <text:p>0.008233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4581" calcext:value-type="float">
            <text:p>284581</text:p>
          </table:table-cell>
          <table:table-cell office:value-type="float" office:value="9021" calcext:value-type="float">
            <text:p>9021</text:p>
          </table:table-cell>
          <table:table-cell office:value-type="float" office:value="96" calcext:value-type="float">
            <text:p>96</text:p>
          </table:table-cell>
          <table:table-cell office:value-type="float" office:value="50528.691406" calcext:value-type="float">
            <text:p>50528.691406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4383" calcext:value-type="float">
            <text:p>54383</text:p>
          </table:table-cell>
          <table:table-cell office:value-type="float" office:value="8717" calcext:value-type="float">
            <text:p>8717</text:p>
          </table:table-cell>
          <table:table-cell office:value-type="float" office:value="387" calcext:value-type="float">
            <text:p>387</text:p>
          </table:table-cell>
          <table:table-cell office:value-type="float" office:value="50928.550781" calcext:value-type="float">
            <text:p>50928.550781</text:p>
          </table:table-cell>
          <table:table-cell office:value-type="float" office:value="0.007599" calcext:value-type="float">
            <text:p>0.007599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3348" calcext:value-type="float">
            <text:p>283348</text:p>
          </table:table-cell>
          <table:table-cell office:value-type="float" office:value="8792" calcext:value-type="float">
            <text:p>8792</text:p>
          </table:table-cell>
          <table:table-cell office:value-type="float" office:value="81" calcext:value-type="float">
            <text:p>81</text:p>
          </table:table-cell>
          <table:table-cell office:value-type="float" office:value="49385.4375" calcext:value-type="float">
            <text:p>49385.4375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0455" calcext:value-type="float">
            <text:p>110455</text:p>
          </table:table-cell>
          <table:table-cell office:value-type="float" office:value="8646" calcext:value-type="float">
            <text:p>8646</text:p>
          </table:table-cell>
          <table:table-cell office:value-type="float" office:value="483" calcext:value-type="float">
            <text:p>483</text:p>
          </table:table-cell>
          <table:table-cell office:value-type="float" office:value="50593.164062" calcext:value-type="float">
            <text:p>50593.164062</text:p>
          </table:table-cell>
          <table:table-cell office:value-type="float" office:value="0.009547" calcext:value-type="float">
            <text:p>0.009547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3855" calcext:value-type="float">
            <text:p>283855</text:p>
          </table:table-cell>
          <table:table-cell office:value-type="float" office:value="8786" calcext:value-type="float">
            <text:p>8786</text:p>
          </table:table-cell>
          <table:table-cell office:value-type="float" office:value="78" calcext:value-type="float">
            <text:p>78</text:p>
          </table:table-cell>
          <table:table-cell office:value-type="float" office:value="49570.597656" calcext:value-type="float">
            <text:p>49570.597656</text:p>
          </table:table-cell>
          <table:table-cell office:value-type="float" office:value="0.001574" calcext:value-type="float">
            <text:p>0.0015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6997" calcext:value-type="float">
            <text:p>106997</text:p>
          </table:table-cell>
          <table:table-cell office:value-type="float" office:value="8534" calcext:value-type="float">
            <text:p>8534</text:p>
          </table:table-cell>
          <table:table-cell office:value-type="float" office:value="476" calcext:value-type="float">
            <text:p>476</text:p>
          </table:table-cell>
          <table:table-cell office:value-type="float" office:value="49456.71875" calcext:value-type="float">
            <text:p>49456.71875</text:p>
          </table:table-cell>
          <table:table-cell office:value-type="float" office:value="0.009625" calcext:value-type="float">
            <text:p>0.009625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6297" calcext:value-type="float">
            <text:p>286297</text:p>
          </table:table-cell>
          <table:table-cell office:value-type="float" office:value="8905" calcext:value-type="float">
            <text:p>8905</text:p>
          </table:table-cell>
          <table:table-cell office:value-type="float" office:value="85" calcext:value-type="float">
            <text:p>85</text:p>
          </table:table-cell>
          <table:table-cell office:value-type="float" office:value="50323.09375" calcext:value-type="float">
            <text:p>50323.09375</text:p>
          </table:table-cell>
          <table:table-cell office:value-type="float" office:value="0.001689" calcext:value-type="float">
            <text:p>0.0016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3797" calcext:value-type="float">
            <text:p>103797</text:p>
          </table:table-cell>
          <table:table-cell office:value-type="float" office:value="8708" calcext:value-type="float">
            <text:p>8708</text:p>
          </table:table-cell>
          <table:table-cell office:value-type="float" office:value="314" calcext:value-type="float">
            <text:p>314</text:p>
          </table:table-cell>
          <table:table-cell office:value-type="float" office:value="49887.175781" calcext:value-type="float">
            <text:p>49887.175781</text:p>
          </table:table-cell>
          <table:table-cell office:value-type="float" office:value="0.006294" calcext:value-type="float">
            <text:p>0.006294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9783" calcext:value-type="float">
            <text:p>289783</text:p>
          </table:table-cell>
          <table:table-cell office:value-type="float" office:value="8848" calcext:value-type="float">
            <text:p>8848</text:p>
          </table:table-cell>
          <table:table-cell office:value-type="float" office:value="57" calcext:value-type="float">
            <text:p>57</text:p>
          </table:table-cell>
          <table:table-cell office:value-type="float" office:value="49873.289062" calcext:value-type="float">
            <text:p>49873.289062</text:p>
          </table:table-cell>
          <table:table-cell office:value-type="float" office:value="0.001143" calcext:value-type="float">
            <text:p>0.0011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7791" calcext:value-type="float">
            <text:p>67791</text:p>
          </table:table-cell>
          <table:table-cell office:value-type="float" office:value="8712" calcext:value-type="float">
            <text:p>8712</text:p>
          </table:table-cell>
          <table:table-cell office:value-type="float" office:value="363" calcext:value-type="float">
            <text:p>363</text:p>
          </table:table-cell>
          <table:table-cell office:value-type="float" office:value="49124.171875" calcext:value-type="float">
            <text:p>49124.171875</text:p>
          </table:table-cell>
          <table:table-cell office:value-type="float" office:value="0.007389" calcext:value-type="float">
            <text:p>0.007389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79020" calcext:value-type="float">
            <text:p>579020</text:p>
          </table:table-cell>
          <table:table-cell office:value-type="float" office:value="8985" calcext:value-type="float">
            <text:p>8985</text:p>
          </table:table-cell>
          <table:table-cell office:value-type="float" office:value="96" calcext:value-type="float">
            <text:p>96</text:p>
          </table:table-cell>
          <table:table-cell office:value-type="float" office:value="50431.828125" calcext:value-type="float">
            <text:p>50431.828125</text:p>
          </table:table-cell>
          <table:table-cell office:value-type="float" office:value="0.001904" calcext:value-type="float">
            <text:p>0.001904</text:p>
          </table:table-cell>
          <table:table-cell/>
          <table:table-cell office:value-type="string" calcext:value-type="string">
            <text:p>SR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0378" calcext:value-type="float">
            <text:p>190378</text:p>
          </table:table-cell>
          <table:table-cell office:value-type="float" office:value="8916" calcext:value-type="float">
            <text:p>8916</text:p>
          </table:table-cell>
          <table:table-cell office:value-type="float" office:value="651" calcext:value-type="float">
            <text:p>651</text:p>
          </table:table-cell>
          <table:table-cell office:value-type="float" office:value="51708.667969" calcext:value-type="float">
            <text:p>51708.667969</text:p>
          </table:table-cell>
          <table:table-cell office:value-type="float" office:value="0.01259" calcext:value-type="float">
            <text:p>0.01259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86701" calcext:value-type="float">
            <text:p>586701</text:p>
          </table:table-cell>
          <table:table-cell office:value-type="float" office:value="8791" calcext:value-type="float">
            <text:p>8791</text:p>
          </table:table-cell>
          <table:table-cell office:value-type="float" office:value="71" calcext:value-type="float">
            <text:p>71</text:p>
          </table:table-cell>
          <table:table-cell office:value-type="float" office:value="49341.84375" calcext:value-type="float">
            <text:p>49341.84375</text:p>
          </table:table-cell>
          <table:table-cell office:value-type="float" office:value="0.001439" calcext:value-type="float">
            <text:p>0.0014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7004" calcext:value-type="float">
            <text:p>317004</text:p>
          </table:table-cell>
          <table:table-cell office:value-type="float" office:value="8568" calcext:value-type="float">
            <text:p>8568</text:p>
          </table:table-cell>
          <table:table-cell office:value-type="float" office:value="465" calcext:value-type="float">
            <text:p>465</text:p>
          </table:table-cell>
          <table:table-cell office:value-type="float" office:value="49566.265625" calcext:value-type="float">
            <text:p>49566.265625</text:p>
          </table:table-cell>
          <table:table-cell office:value-type="float" office:value="0.009381" calcext:value-type="float">
            <text:p>0.00938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12365" calcext:value-type="float">
            <text:p>612365</text:p>
          </table:table-cell>
          <table:table-cell office:value-type="float" office:value="9248" calcext:value-type="float">
            <text:p>9248</text:p>
          </table:table-cell>
          <table:table-cell office:value-type="float" office:value="75" calcext:value-type="float">
            <text:p>75</text:p>
          </table:table-cell>
          <table:table-cell office:value-type="float" office:value="51568.949219" calcext:value-type="float">
            <text:p>51568.949219</text:p>
          </table:table-cell>
          <table:table-cell office:value-type="float" office:value="0.001454" calcext:value-type="float">
            <text:p>0.0014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85568" calcext:value-type="float">
            <text:p>285568</text:p>
          </table:table-cell>
          <table:table-cell office:value-type="float" office:value="8474" calcext:value-type="float">
            <text:p>8474</text:p>
          </table:table-cell>
          <table:table-cell office:value-type="float" office:value="525" calcext:value-type="float">
            <text:p>525</text:p>
          </table:table-cell>
          <table:table-cell office:value-type="float" office:value="50039.578125" calcext:value-type="float">
            <text:p>50039.578125</text:p>
          </table:table-cell>
          <table:table-cell office:value-type="float" office:value="0.010492" calcext:value-type="float">
            <text:p>0.010492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5825" calcext:value-type="float">
            <text:p>605825</text:p>
          </table:table-cell>
          <table:table-cell office:value-type="float" office:value="9108" calcext:value-type="float">
            <text:p>9108</text:p>
          </table:table-cell>
          <table:table-cell office:value-type="float" office:value="79" calcext:value-type="float">
            <text:p>79</text:p>
          </table:table-cell>
          <table:table-cell office:value-type="float" office:value="50942.179688" calcext:value-type="float">
            <text:p>50942.179688</text:p>
          </table:table-cell>
          <table:table-cell office:value-type="float" office:value="0.001551" calcext:value-type="float">
            <text:p>0.0015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8242" calcext:value-type="float">
            <text:p>8242</text:p>
          </table:table-cell>
          <table:table-cell office:value-type="float" office:value="627" calcext:value-type="float">
            <text:p>627</text:p>
          </table:table-cell>
          <table:table-cell office:value-type="float" office:value="49742.484375" calcext:value-type="float">
            <text:p>49742.484375</text:p>
          </table:table-cell>
          <table:table-cell office:value-type="float" office:value="0.012605" calcext:value-type="float">
            <text:p>0.01260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61926" calcext:value-type="float">
            <text:p>561926</text:p>
          </table:table-cell>
          <table:table-cell office:value-type="float" office:value="8962" calcext:value-type="float">
            <text:p>8962</text:p>
          </table:table-cell>
          <table:table-cell office:value-type="float" office:value="101" calcext:value-type="float">
            <text:p>101</text:p>
          </table:table-cell>
          <table:table-cell office:value-type="float" office:value="50804.667969" calcext:value-type="float">
            <text:p>50804.667969</text:p>
          </table:table-cell>
          <table:table-cell office:value-type="float" office:value="0.001988" calcext:value-type="float">
            <text:p>0.0019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79699" calcext:value-type="float">
            <text:p>379699</text:p>
          </table:table-cell>
          <table:table-cell office:value-type="float" office:value="8772" calcext:value-type="float">
            <text:p>8772</text:p>
          </table:table-cell>
          <table:table-cell office:value-type="float" office:value="412" calcext:value-type="float">
            <text:p>412</text:p>
          </table:table-cell>
          <table:table-cell office:value-type="float" office:value="50050.796875" calcext:value-type="float">
            <text:p>50050.796875</text:p>
          </table:table-cell>
          <table:table-cell office:value-type="float" office:value="0.008232" calcext:value-type="float">
            <text:p>0.008232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70781" calcext:value-type="float">
            <text:p>570781</text:p>
          </table:table-cell>
          <table:table-cell office:value-type="float" office:value="8956" calcext:value-type="float">
            <text:p>8956</text:p>
          </table:table-cell>
          <table:table-cell office:value-type="float" office:value="94" calcext:value-type="float">
            <text:p>94</text:p>
          </table:table-cell>
          <table:table-cell office:value-type="float" office:value="50180.21875" calcext:value-type="float">
            <text:p>50180.21875</text:p>
          </table:table-cell>
          <table:table-cell office:value-type="float" office:value="0.001873" calcext:value-type="float">
            <text:p>0.0018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40959" calcext:value-type="float">
            <text:p>340959</text:p>
          </table:table-cell>
          <table:table-cell office:value-type="float" office:value="8659" calcext:value-type="float">
            <text:p>8659</text:p>
          </table:table-cell>
          <table:table-cell office:value-type="float" office:value="463" calcext:value-type="float">
            <text:p>463</text:p>
          </table:table-cell>
          <table:table-cell office:value-type="float" office:value="50614.023438" calcext:value-type="float">
            <text:p>50614.023438</text:p>
          </table:table-cell>
          <table:table-cell office:value-type="float" office:value="0.009148" calcext:value-type="float">
            <text:p>0.009148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84298" calcext:value-type="float">
            <text:p>584298</text:p>
          </table:table-cell>
          <table:table-cell office:value-type="float" office:value="8903" calcext:value-type="float">
            <text:p>8903</text:p>
          </table:table-cell>
          <table:table-cell office:value-type="float" office:value="85" calcext:value-type="float">
            <text:p>85</text:p>
          </table:table-cell>
          <table:table-cell office:value-type="float" office:value="50015.222656" calcext:value-type="float">
            <text:p>50015.222656</text:p>
          </table:table-cell>
          <table:table-cell office:value-type="float" office:value="0.001699" calcext:value-type="float">
            <text:p>0.0016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74768" calcext:value-type="float">
            <text:p>274768</text:p>
          </table:table-cell>
          <table:table-cell office:value-type="float" office:value="8585" calcext:value-type="float">
            <text:p>8585</text:p>
          </table:table-cell>
          <table:table-cell office:value-type="float" office:value="525" calcext:value-type="float">
            <text:p>525</text:p>
          </table:table-cell>
          <table:table-cell office:value-type="float" office:value="50318.316406" calcext:value-type="float">
            <text:p>50318.316406</text:p>
          </table:table-cell>
          <table:table-cell office:value-type="float" office:value="0.010434" calcext:value-type="float">
            <text:p>0.010434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72299" calcext:value-type="float">
            <text:p>572299</text:p>
          </table:table-cell>
          <table:table-cell office:value-type="float" office:value="8704" calcext:value-type="float">
            <text:p>8704</text:p>
          </table:table-cell>
          <table:table-cell office:value-type="float" office:value="82" calcext:value-type="float">
            <text:p>82</text:p>
          </table:table-cell>
          <table:table-cell office:value-type="float" office:value="49124.65625" calcext:value-type="float">
            <text:p>49124.65625</text:p>
          </table:table-cell>
          <table:table-cell office:value-type="float" office:value="0.001669" calcext:value-type="float">
            <text:p>0.0016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9871" calcext:value-type="float">
            <text:p>319871</text:p>
          </table:table-cell>
          <table:table-cell office:value-type="float" office:value="8497" calcext:value-type="float">
            <text:p>8497</text:p>
          </table:table-cell>
          <table:table-cell office:value-type="float" office:value="473" calcext:value-type="float">
            <text:p>473</text:p>
          </table:table-cell>
          <table:table-cell office:value-type="float" office:value="49251.210938" calcext:value-type="float">
            <text:p>49251.210938</text:p>
          </table:table-cell>
          <table:table-cell office:value-type="float" office:value="0.009604" calcext:value-type="float">
            <text:p>0.009604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85512" calcext:value-type="float">
            <text:p>585512</text:p>
          </table:table-cell>
          <table:table-cell office:value-type="float" office:value="8953" calcext:value-type="float">
            <text:p>8953</text:p>
          </table:table-cell>
          <table:table-cell office:value-type="float" office:value="83" calcext:value-type="float">
            <text:p>83</text:p>
          </table:table-cell>
          <table:table-cell office:value-type="float" office:value="50577.210938" calcext:value-type="float">
            <text:p>50577.210938</text:p>
          </table:table-cell>
          <table:table-cell office:value-type="float" office:value="0.001641" calcext:value-type="float">
            <text:p>0.00164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4269" calcext:value-type="float">
            <text:p>354269</text:p>
          </table:table-cell>
          <table:table-cell office:value-type="float" office:value="8530" calcext:value-type="float">
            <text:p>8530</text:p>
          </table:table-cell>
          <table:table-cell office:value-type="float" office:value="449" calcext:value-type="float">
            <text:p>449</text:p>
          </table:table-cell>
          <table:table-cell office:value-type="float" office:value="48889.097656" calcext:value-type="float">
            <text:p>48889.097656</text:p>
          </table:table-cell>
          <table:table-cell office:value-type="float" office:value="0.009184" calcext:value-type="float">
            <text:p>0.009184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61652" calcext:value-type="float">
            <text:p>561652</text:p>
          </table:table-cell>
          <table:table-cell office:value-type="float" office:value="8432" calcext:value-type="float">
            <text:p>8432</text:p>
          </table:table-cell>
          <table:table-cell office:value-type="float" office:value="56" calcext:value-type="float">
            <text:p>56</text:p>
          </table:table-cell>
          <table:table-cell office:value-type="float" office:value="47579.433594" calcext:value-type="float">
            <text:p>47579.433594</text:p>
          </table:table-cell>
          <table:table-cell office:value-type="float" office:value="0.001177" calcext:value-type="float">
            <text:p>0.0011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62480" calcext:value-type="float">
            <text:p>362480</text:p>
          </table:table-cell>
          <table:table-cell office:value-type="float" office:value="8969" calcext:value-type="float">
            <text:p>8969</text:p>
          </table:table-cell>
          <table:table-cell office:value-type="float" office:value="426" calcext:value-type="float">
            <text:p>426</text:p>
          </table:table-cell>
          <table:table-cell office:value-type="float" office:value="50392.515625" calcext:value-type="float">
            <text:p>50392.515625</text:p>
          </table:table-cell>
          <table:table-cell office:value-type="float" office:value="0.008454" calcext:value-type="float">
            <text:p>0.008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1:31:55.601193916</meta:creation-date>
    <dc:date>2016-04-02T01:44:00.499508587</dc:date>
    <meta:editing-duration>PT12M4S</meta:editing-duration>
    <meta:editing-cycles>2</meta:editing-cycles>
    <meta:generator>LibreOffice/5.0.5.2$Linux_X86_64 LibreOffice_project/00m0$Build-2</meta:generator>
    <meta:document-statistic meta:table-count="1" meta:cell-count="1232" meta:object-count="0"/>
  </office:meta>
</office:document-meta>
</file>